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998-2014</text:p>
          </table:table-cell>
          <table:table-cell table:number-columns-repeated="4"/>
          <table:table-cell office:value-type="string" calcext:value-type="string">
            <text:p>1990-201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ills</text:p>
          </table:table-cell>
          <table:table-cell table:style-name="ce1" office:value-type="string" calcext:value-type="string">
            <text:p>by legislators</text:p>
          </table:table-cell>
          <table:table-cell table:style-name="ce1" office:value-type="string" calcext:value-type="string">
            <text:p>by president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string" calcext:value-type="string">
            <text:p>Bills</text:p>
          </table:table-cell>
          <table:table-cell table:style-name="ce1" office:value-type="string" calcext:value-type="string">
            <text:p>by legislators</text:p>
          </table:table-cell>
          <table:table-cell table:style-name="ce1" office:value-type="string" calcext:value-type="string">
            <text:p>by president</text:p>
          </table:table-cell>
          <table:table-cell table:style-name="ce1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ed</text:p>
          </table:table-cell>
          <table:table-cell office:value-type="float" office:value="5533" calcext:value-type="float">
            <text:p>5533</text:p>
          </table:table-cell>
          <table:table-cell office:value-type="float" office:value="1469" calcext:value-type="float">
            <text:p>1469</text:p>
          </table:table-cell>
          <table:table-cell table:formula="of:=+[.C5]+[.B5]" office:value-type="float" office:value="7002" calcext:value-type="float">
            <text:p>7002</text:p>
          </table:table-cell>
          <table:table-cell/>
          <table:table-cell office:value-type="string" calcext:value-type="string">
            <text:p>introduced</text:p>
          </table:table-cell>
          <table:table-cell office:value-type="float" office:value="6608" calcext:value-type="float">
            <text:p>6608</text:p>
          </table:table-cell>
          <table:table-cell office:value-type="float" office:value="2495" calcext:value-type="float">
            <text:p>2495</text:p>
          </table:table-cell>
          <table:table-cell table:formula="of:=+[.H5]+[.G5]" office:value-type="float" office:value="9103" calcext:value-type="float">
            <text:p>9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5]/[.$D5]" office:value-type="percentage" office:value="0.790202799200229" calcext:value-type="percentage">
            <text:p>79%</text:p>
          </table:table-cell>
          <table:table-cell table:style-name="ce2" table:formula="of:=+[.C5]/[.$D5]" office:value-type="percentage" office:value="0.209797200799771" calcext:value-type="percentage">
            <text:p>21%</text:p>
          </table:table-cell>
          <table:table-cell table:style-name="ce2" table:formula="of:=+[.D5]/[.$D5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5]/[.$I5]" office:value-type="percentage" office:value="0.725914533670219" calcext:value-type="percentage">
            <text:p>73%</text:p>
          </table:table-cell>
          <table:table-cell table:style-name="ce2" table:formula="of:=+[.H5]/[.$I5]" office:value-type="percentage" office:value="0.274085466329781" calcext:value-type="percentage">
            <text:p>27%</text:p>
          </table:table-cell>
          <table:table-cell table:style-name="ce2" table:formula="of:=+[.I5]/[.$I5]" office:value-type="percentage" office:value="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ed</text:p>
          </table:table-cell>
          <table:table-cell office:value-type="float" office:value="404" calcext:value-type="float">
            <text:p>404</text:p>
          </table:table-cell>
          <table:table-cell office:value-type="float" office:value="1067" calcext:value-type="float">
            <text:p>1067</text:p>
          </table:table-cell>
          <table:table-cell table:formula="of:=+[.C7]+[.B7]" office:value-type="float" office:value="1471" calcext:value-type="float">
            <text:p>1471</text:p>
          </table:table-cell>
          <table:table-cell/>
          <table:table-cell office:value-type="string" calcext:value-type="string">
            <text:p>passed</text:p>
          </table:table-cell>
          <table:table-cell office:value-type="float" office:value="587" calcext:value-type="float">
            <text:p>587</text:p>
          </table:table-cell>
          <table:table-cell office:value-type="float" office:value="1884" calcext:value-type="float">
            <text:p>1884</text:p>
          </table:table-cell>
          <table:table-cell table:formula="of:=+[.H7]+[.G7]" office:value-type="float" office:value="2471" calcext:value-type="float">
            <text:p>2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7]/[.$D7]" office:value-type="percentage" office:value="0.274643099932019" calcext:value-type="percentage">
            <text:p>27%</text:p>
          </table:table-cell>
          <table:table-cell table:style-name="ce2" table:formula="of:=+[.C7]/[.$D7]" office:value-type="percentage" office:value="0.725356900067981" calcext:value-type="percentage">
            <text:p>73%</text:p>
          </table:table-cell>
          <table:table-cell table:style-name="ce2" table:formula="of:=+[.D7]/[.$D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7]/[.$I7]" office:value-type="percentage" office:value="0.237555645487657" calcext:value-type="percentage">
            <text:p>24%</text:p>
          </table:table-cell>
          <table:table-cell table:style-name="ce2" table:formula="of:=+[.H7]/[.$I7]" office:value-type="percentage" office:value="0.762444354512343" calcext:value-type="percentage">
            <text:p>76%</text:p>
          </table:table-cell>
          <table:table-cell table:style-name="ce2" table:formula="of:=+[.I7]/[.$I7]" office:value-type="percentage" office:value="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2" table:formula="of:=+[.B7]/[.B5]" office:value-type="percentage" office:value="0.073016446773902" calcext:value-type="percentage">
            <text:p>7%</text:p>
          </table:table-cell>
          <table:table-cell table:style-name="ce2" table:formula="of:=+[.C7]/[.C5]" office:value-type="percentage" office:value="0.726344452008169" calcext:value-type="percentage">
            <text:p>73%</text:p>
          </table:table-cell>
          <table:table-cell table:style-name="ce2" table:formula="of:=+[.D7]/[.D5]" office:value-type="percentage" office:value="0.21008283347615" calcext:value-type="percentage">
            <text:p>21%</text:p>
          </table:table-cell>
          <table:table-cell/>
          <table:table-cell office:value-type="string" calcext:value-type="string">
            <text:p>as % introduced</text:p>
          </table:table-cell>
          <table:table-cell table:style-name="ce2" table:formula="of:=+[.G7]/[.G5]" office:value-type="percentage" office:value="0.0888317191283293" calcext:value-type="percentage">
            <text:p>9%</text:p>
          </table:table-cell>
          <table:table-cell table:style-name="ce2" table:formula="of:=+[.H7]/[.H5]" office:value-type="percentage" office:value="0.755110220440882" calcext:value-type="percentage">
            <text:p>76%</text:p>
          </table:table-cell>
          <table:table-cell table:style-name="ce2" table:formula="of:=+[.I7]/[.I5]" office:value-type="percentage" office:value="0.271448972866088" calcext:value-type="percentage">
            <text:p>2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 urgency message(s)</text:p>
          </table:table-cell>
          <table:table-cell office:value-type="float" office:value="351" calcext:value-type="float">
            <text:p>351</text:p>
          </table:table-cell>
          <table:table-cell office:value-type="float" office:value="1016" calcext:value-type="float">
            <text:p>1016</text:p>
          </table:table-cell>
          <table:table-cell table:formula="of:=+[.C10]+[.B10]" office:value-type="float" office:value="1367" calcext:value-type="float">
            <text:p>1367</text:p>
          </table:table-cell>
          <table:table-cell/>
          <table:table-cell office:value-type="string" calcext:value-type="string">
            <text:p>with urgency message(s)</text:p>
          </table:table-cell>
          <table:table-cell office:value-type="float" office:value="409" calcext:value-type="float">
            <text:p>409</text:p>
          </table:table-cell>
          <table:table-cell office:value-type="float" office:value="1382" calcext:value-type="float">
            <text:p>1382</text:p>
          </table:table-cell>
          <table:table-cell table:formula="of:=+[.H10]+[.G10]" office:value-type="float" office:value="1791" calcext:value-type="float">
            <text:p>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10]/[.$D10]" office:value-type="percentage" office:value="0.25676664228237" calcext:value-type="percentage">
            <text:p>26%</text:p>
          </table:table-cell>
          <table:table-cell table:style-name="ce2" table:formula="of:=+[.C10]/[.$D10]" office:value-type="percentage" office:value="0.74323335771763" calcext:value-type="percentage">
            <text:p>74%</text:p>
          </table:table-cell>
          <table:table-cell table:style-name="ce2" table:formula="of:=+[.D10]/[.$D1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10]/[.$I10]" office:value-type="percentage" office:value="0.228364042434394" calcext:value-type="percentage">
            <text:p>23%</text:p>
          </table:table-cell>
          <table:table-cell table:style-name="ce2" table:formula="of:=+[.H10]/[.$I10]" office:value-type="percentage" office:value="0.771635957565606" calcext:value-type="percentage">
            <text:p>77%</text:p>
          </table:table-cell>
          <table:table-cell table:style-name="ce2" table:formula="of:=+[.I10]/[.$I10]" office:value-type="percentage" office:value="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2" table:formula="of:=+[.B10]/[.B5]" office:value-type="percentage" office:value="0.063437556479306" calcext:value-type="percentage">
            <text:p>6%</text:p>
          </table:table-cell>
          <table:table-cell table:style-name="ce2" table:formula="of:=+[.C10]/[.C5]" office:value-type="percentage" office:value="0.691626957113683" calcext:value-type="percentage">
            <text:p>69%</text:p>
          </table:table-cell>
          <table:table-cell table:style-name="ce2" table:formula="of:=+[.D10]/[.D5]" office:value-type="percentage" office:value="0.195229934304484" calcext:value-type="percentage">
            <text:p>20%</text:p>
          </table:table-cell>
          <table:table-cell/>
          <table:table-cell office:value-type="string" calcext:value-type="string">
            <text:p>as % introduced</text:p>
          </table:table-cell>
          <table:table-cell table:style-name="ce2" table:formula="of:=+[.G10]/[.G5]" office:value-type="percentage" office:value="0.0618946731234867" calcext:value-type="percentage">
            <text:p>6%</text:p>
          </table:table-cell>
          <table:table-cell table:style-name="ce2" table:formula="of:=+[.H10]/[.H5]" office:value-type="percentage" office:value="0.553907815631263" calcext:value-type="percentage">
            <text:p>55%</text:p>
          </table:table-cell>
          <table:table-cell table:style-name="ce2" table:formula="of:=+[.I10]/[.I5]" office:value-type="percentage" office:value="0.196748324728112" calcext:value-type="percentage">
            <text:p>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% passed</text:p>
          </table:table-cell>
          <table:table-cell table:style-name="ce2" table:formula="of:=+[.B10]/[.B7]" office:value-type="percentage" office:value="0.868811881188119" calcext:value-type="percentage">
            <text:p>87%</text:p>
          </table:table-cell>
          <table:table-cell table:style-name="ce2" table:formula="of:=+[.C10]/[.C7]" office:value-type="percentage" office:value="0.952202436738519" calcext:value-type="percentage">
            <text:p>95%</text:p>
          </table:table-cell>
          <table:table-cell table:style-name="ce2" table:formula="of:=+[.D10]/[.D7]" office:value-type="percentage" office:value="0.929299796057104" calcext:value-type="percentage">
            <text:p>93%</text:p>
          </table:table-cell>
          <table:table-cell/>
          <table:table-cell office:value-type="string" calcext:value-type="string">
            <text:p>as % passed</text:p>
          </table:table-cell>
          <table:table-cell table:style-name="ce2" table:formula="of:=+[.G10]/[.G7]" office:value-type="percentage" office:value="0.696763202725724" calcext:value-type="percentage">
            <text:p>70%</text:p>
          </table:table-cell>
          <table:table-cell table:style-name="ce2" table:formula="of:=+[.H10]/[.H7]" office:value-type="percentage" office:value="0.733545647558386" calcext:value-type="percentage">
            <text:p>73%</text:p>
          </table:table-cell>
          <table:table-cell table:style-name="ce2" table:formula="of:=+[.I10]/[.I7]" office:value-type="percentage" office:value="0.724807770133549" calcext:value-type="percentage">
            <text:p>72%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1<text:span text:style-name="T1">st</text:span> only</text:p>
          </table:table-cell>
          <table:table-cell office:value-type="float" office:value="128" calcext:value-type="float">
            <text:p>128</text:p>
          </table:table-cell>
          <table:table-cell table:style-name="ce2" table:formula="of:=+[.B17]/[.$F17]" office:value-type="percentage" office:value="0.328205128205128" calcext:value-type="percentage">
            <text:p>33%</text:p>
          </table:table-cell>
          <table:table-cell office:value-type="float" office:value="262" calcext:value-type="float">
            <text:p>262</text:p>
          </table:table-cell>
          <table:table-cell table:style-name="ce2" table:formula="of:=+[.D17]/[.$F17]" office:value-type="percentage" office:value="0.671794871794872" calcext:value-type="percentage">
            <text:p>67%</text:p>
          </table:table-cell>
          <table:table-cell table:formula="of:=+[.D17]+[.B17]" office:value-type="float" office:value="390" calcext:value-type="float">
            <text:p>390</text:p>
          </table:table-cell>
          <table:table-cell table:style-name="ce2" table:formula="of:=+[.F17]/[.$F17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<text:span text:style-name="T1">nd</text:span> only</text:p>
          </table:table-cell>
          <table:table-cell office:value-type="float" office:value="136" calcext:value-type="float">
            <text:p>136</text:p>
          </table:table-cell>
          <table:table-cell table:style-name="ce2" table:formula="of:=+[.B18]/[.$F18]" office:value-type="percentage" office:value="0.686868686868687" calcext:value-type="percentage">
            <text:p>69%</text:p>
          </table:table-cell>
          <table:table-cell office:value-type="float" office:value="62" calcext:value-type="float">
            <text:p>62</text:p>
          </table:table-cell>
          <table:table-cell table:style-name="ce2" table:formula="of:=+[.D18]/[.$F18]" office:value-type="percentage" office:value="0.313131313131313" calcext:value-type="percentage">
            <text:p>31%</text:p>
          </table:table-cell>
          <table:table-cell table:formula="of:=+[.D18]+[.B18]" office:value-type="float" office:value="198" calcext:value-type="float">
            <text:p>198</text:p>
          </table:table-cell>
          <table:table-cell table:style-name="ce2" table:formula="of:=+[.F18]/[.$F18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nference only</text:p>
          </table:table-cell>
          <table:table-cell office:value-type="float" office:value="23" calcext:value-type="float">
            <text:p>23</text:p>
          </table:table-cell>
          <table:table-cell table:style-name="ce2" table:formula="of:=+[.B19]/[.$F19]" office:value-type="percentage" office:value="0.821428571428571" calcext:value-type="percentage">
            <text:p>82%</text:p>
          </table:table-cell>
          <table:table-cell office:value-type="float" office:value="5" calcext:value-type="float">
            <text:p>5</text:p>
          </table:table-cell>
          <table:table-cell table:style-name="ce2" table:formula="of:=+[.D19]/[.$F19]" office:value-type="percentage" office:value="0.178571428571429" calcext:value-type="percentage">
            <text:p>18%</text:p>
          </table:table-cell>
          <table:table-cell table:formula="of:=+[.D19]+[.B19]" office:value-type="float" office:value="28" calcext:value-type="float">
            <text:p>28</text:p>
          </table:table-cell>
          <table:table-cell table:style-name="ce2" table:formula="of:=+[.F19]/[.$F19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1<text:span text:style-name="T1">st</text:span> and 2<text:span text:style-name="T1">nd</text:span></text:p>
          </table:table-cell>
          <table:table-cell office:value-type="float" office:value="376" calcext:value-type="float">
            <text:p>376</text:p>
          </table:table-cell>
          <table:table-cell table:style-name="ce2" table:formula="of:=+[.B20]/[.$F20]" office:value-type="percentage" office:value="0.810344827586207" calcext:value-type="percentage">
            <text:p>81%</text:p>
          </table:table-cell>
          <table:table-cell office:value-type="float" office:value="88" calcext:value-type="float">
            <text:p>88</text:p>
          </table:table-cell>
          <table:table-cell table:style-name="ce2" table:formula="of:=+[.D20]/[.$F20]" office:value-type="percentage" office:value="0.189655172413793" calcext:value-type="percentage">
            <text:p>19%</text:p>
          </table:table-cell>
          <table:table-cell table:formula="of:=+[.D20]+[.B20]" office:value-type="float" office:value="464" calcext:value-type="float">
            <text:p>464</text:p>
          </table:table-cell>
          <table:table-cell table:style-name="ce2" table:formula="of:=+[.F20]/[.$F20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1<text:span text:style-name="T1">st</text:span> and conference</text:p>
          </table:table-cell>
          <table:table-cell office:value-type="float" office:value="28" calcext:value-type="float">
            <text:p>28</text:p>
          </table:table-cell>
          <table:table-cell table:style-name="ce2" table:formula="of:=+[.B21]/[.$F21]" office:value-type="percentage" office:value="0.903225806451613" calcext:value-type="percentage">
            <text:p>90%</text:p>
          </table:table-cell>
          <table:table-cell office:value-type="float" office:value="3" calcext:value-type="float">
            <text:p>3</text:p>
          </table:table-cell>
          <table:table-cell table:style-name="ce2" table:formula="of:=+[.D21]/[.$F21]" office:value-type="percentage" office:value="0.0967741935483871" calcext:value-type="percentage">
            <text:p>10%</text:p>
          </table:table-cell>
          <table:table-cell table:formula="of:=+[.D21]+[.B21]" office:value-type="float" office:value="31" calcext:value-type="float">
            <text:p>31</text:p>
          </table:table-cell>
          <table:table-cell table:style-name="ce2" table:formula="of:=+[.F21]/[.$F21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<text:span text:style-name="T1">nd</text:span> and conference</text:p>
          </table:table-cell>
          <table:table-cell office:value-type="float" office:value="32" calcext:value-type="float">
            <text:p>32</text:p>
          </table:table-cell>
          <table:table-cell table:style-name="ce2" table:formula="of:=+[.B22]/[.$F22]" office:value-type="percentage" office:value="0.888888888888889" calcext:value-type="percentage">
            <text:p>89%</text:p>
          </table:table-cell>
          <table:table-cell office:value-type="float" office:value="4" calcext:value-type="float">
            <text:p>4</text:p>
          </table:table-cell>
          <table:table-cell table:style-name="ce2" table:formula="of:=+[.D22]/[.$F22]" office:value-type="percentage" office:value="0.111111111111111" calcext:value-type="percentage">
            <text:p>11%</text:p>
          </table:table-cell>
          <table:table-cell table:formula="of:=+[.D22]+[.B22]" office:value-type="float" office:value="36" calcext:value-type="float">
            <text:p>36</text:p>
          </table:table-cell>
          <table:table-cell table:style-name="ce2" table:formula="of:=+[.F22]/[.$F22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203" calcext:value-type="float">
            <text:p>203</text:p>
          </table:table-cell>
          <table:table-cell table:style-name="ce2" table:formula="of:=+[.B23]/[.$F23]" office:value-type="percentage" office:value="0.939814814814815" calcext:value-type="percentage">
            <text:p>94%</text:p>
          </table:table-cell>
          <table:table-cell office:value-type="float" office:value="13" calcext:value-type="float">
            <text:p>13</text:p>
          </table:table-cell>
          <table:table-cell table:style-name="ce2" table:formula="of:=+[.D23]/[.$F23]" office:value-type="percentage" office:value="0.0601851851851852" calcext:value-type="percentage">
            <text:p>6%</text:p>
          </table:table-cell>
          <table:table-cell table:formula="of:=+[.D23]+[.B23]" office:value-type="float" office:value="216" calcext:value-type="float">
            <text:p>216</text:p>
          </table:table-cell>
          <table:table-cell table:style-name="ce2" table:formula="of:=+[.F23]/[.$F23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17:.B23])" office:value-type="float" office:value="926" calcext:value-type="float">
            <text:p>926</text:p>
          </table:table-cell>
          <table:table-cell table:style-name="ce2" table:formula="of:=+[.B24]/[.$F24]" office:value-type="percentage" office:value="0.67938371239912" calcext:value-type="percentage">
            <text:p>68%</text:p>
          </table:table-cell>
          <table:table-cell table:formula="of:=SUM([.D17:.D23])" office:value-type="float" office:value="437" calcext:value-type="float">
            <text:p>437</text:p>
          </table:table-cell>
          <table:table-cell table:style-name="ce2" table:formula="of:=+[.D24]/[.$F24]" office:value-type="percentage" office:value="0.32061628760088" calcext:value-type="percentage">
            <text:p>32%</text:p>
          </table:table-cell>
          <table:table-cell table:formula="of:=+[.D24]+[.B24]" office:value-type="float" office:value="1363" calcext:value-type="float">
            <text:p>1363</text:p>
          </table:table-cell>
          <table:table-cell table:style-name="ce2" table:formula="of:=+[.F24]/[.$F24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o urgency</text:p>
          </table:table-cell>
          <table:table-cell office:value-type="float" office:value="545" calcext:value-type="float">
            <text:p>545</text:p>
          </table:table-cell>
          <table:table-cell table:style-name="ce2" table:formula="of:=+[.B25]/[.$F25]" office:value-type="percentage" office:value="0.0965969514356611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2" table:formula="of:=+[.D25]/[.$F25]" office:value-type="percentage" office:value="0.903403048564339" calcext:value-type="percentage">
            <text:p>90%</text:p>
          </table:table-cell>
          <table:table-cell table:formula="of:=+[.D25]+[.B25]" office:value-type="float" office:value="5642" calcext:value-type="float">
            <text:p>5642</text:p>
          </table:table-cell>
          <table:table-cell table:style-name="ce2" table:formula="of:=+[.F25]/[.$F25]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Proposer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member of Congr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gency in chamber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only</text:p>
          </table:table-cell>
          <table:table-cell table:style-name="ce2" table:formula="of:=+[.K30]/[.D30]" office:value-type="percentage" office:value="0.40418118466899" calcext:value-type="percentage">
            <text:p>40%</text:p>
          </table:table-cell>
          <table:table-cell table:style-name="ce2" table:formula="of:=+[.L30]/[.D30]" office:value-type="percentage" office:value="0.59581881533101" calcext:value-type="percentage">
            <text:p>60%</text:p>
          </table:table-cell>
          <table:table-cell table:formula="of:=+[.K30]+[.L30]" office:value-type="float" office:value="287" calcext:value-type="float">
            <text:p>287</text:p>
          </table:table-cell>
          <table:table-cell table:style-name="ce2" table:formula="of:=+[.M30]/[.G30]" office:value-type="percentage" office:value="0.116504854368932" calcext:value-type="percentage">
            <text:p>12%</text:p>
          </table:table-cell>
          <table:table-cell table:style-name="ce2" table:formula="of:=+[.N30]/[.G30]" office:value-type="percentage" office:value="0.883495145631068" calcext:value-type="percentage">
            <text:p>88%</text:p>
          </table:table-cell>
          <table:table-cell table:formula="of:=+[.M30]+[.N30]" office:value-type="float" office:value="103" calcext:value-type="float">
            <text:p>103</text:p>
          </table:table-cell>
          <table:table-cell table:style-name="ce2" table:formula="of:=+[.G30]/SUM([.G$30:.G$37])" office:value-type="percentage" office:value="0.0186155792517622" calcext:value-type="percentage">
            <text:p>2%</text:p>
          </table:table-cell>
          <table:table-cell table:style-name="ce2" table:formula="of:=+[.G30]/SUM([.G$30:.G$36])" office:value-type="percentage" office:value="0.295977011494253" calcext:value-type="percentage">
            <text:p>30%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only</text:p>
          </table:table-cell>
          <table:table-cell table:style-name="ce2" table:formula="of:=+[.K31]/[.D31]" office:value-type="percentage" office:value="0.843137254901961" calcext:value-type="percentage">
            <text:p>84%</text:p>
          </table:table-cell>
          <table:table-cell table:style-name="ce2" table:formula="of:=+[.L31]/[.D31]" office:value-type="percentage" office:value="0.156862745098039" calcext:value-type="percentage">
            <text:p>16%</text:p>
          </table:table-cell>
          <table:table-cell table:formula="of:=+[.K31]+[.L31]" office:value-type="float" office:value="102" calcext:value-type="float">
            <text:p>102</text:p>
          </table:table-cell>
          <table:table-cell table:style-name="ce2" table:formula="of:=+[.M31]/[.G31]" office:value-type="percentage" office:value="0.520833333333333" calcext:value-type="percentage">
            <text:p>52%</text:p>
          </table:table-cell>
          <table:table-cell table:style-name="ce2" table:formula="of:=+[.N31]/[.G31]" office:value-type="percentage" office:value="0.479166666666667" calcext:value-type="percentage">
            <text:p>48%</text:p>
          </table:table-cell>
          <table:table-cell table:formula="of:=+[.M31]+[.N31]" office:value-type="float" office:value="96" calcext:value-type="float">
            <text:p>96</text:p>
          </table:table-cell>
          <table:table-cell table:style-name="ce2" table:formula="of:=+[.G31]/SUM([.G$30:.G$37])" office:value-type="percentage" office:value="0.0173504427977589" calcext:value-type="percentage">
            <text:p>2%</text:p>
          </table:table-cell>
          <table:table-cell table:style-name="ce2" table:formula="of:=+[.G31]/SUM([.G$30:.G$36])" office:value-type="percentage" office:value="0.275862068965517" calcext:value-type="percentage">
            <text:p>28%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onference only</text:p>
          </table:table-cell>
          <table:table-cell table:style-name="ce2" table:formula="of:=+[.K32]/[.D32]" office:value-type="percentage" office:value="0.944444444444444" calcext:value-type="percentage">
            <text:p>94%</text:p>
          </table:table-cell>
          <table:table-cell table:style-name="ce2" table:formula="of:=+[.L32]/[.D32]" office:value-type="percentage" office:value="0.0555555555555556" calcext:value-type="percentage">
            <text:p>6%</text:p>
          </table:table-cell>
          <table:table-cell table:formula="of:=+[.K32]+[.L32]" office:value-type="float" office:value="18" calcext:value-type="float">
            <text:p>18</text:p>
          </table:table-cell>
          <table:table-cell table:style-name="ce2" table:formula="of:=+[.M32]/[.G32]" office:value-type="percentage" office:value="0.6" calcext:value-type="percentage">
            <text:p>60%</text:p>
          </table:table-cell>
          <table:table-cell table:style-name="ce2" table:formula="of:=+[.N32]/[.G32]" office:value-type="percentage" office:value="0.4" calcext:value-type="percentage">
            <text:p>40%</text:p>
          </table:table-cell>
          <table:table-cell table:formula="of:=+[.M32]+[.N32]" office:value-type="float" office:value="10" calcext:value-type="float">
            <text:p>10</text:p>
          </table:table-cell>
          <table:table-cell table:style-name="ce2" table:formula="of:=+[.G32]/SUM([.G$30:.G$37])" office:value-type="percentage" office:value="0.00180733779143322" calcext:value-type="percentage">
            <text:p>0%</text:p>
          </table:table-cell>
          <table:table-cell table:style-name="ce2" table:formula="of:=+[.G32]/SUM([.G$30:.G$36])" office:value-type="percentage" office:value="0.028735632183908" calcext:value-type="percentage">
            <text:p>3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and 2<text:span text:style-name="T1">nd</text:span></text:p>
          </table:table-cell>
          <table:table-cell table:style-name="ce2" table:formula="of:=+[.K33]/[.D33]" office:value-type="percentage" office:value="0.857894736842105" calcext:value-type="percentage">
            <text:p>86%</text:p>
          </table:table-cell>
          <table:table-cell table:style-name="ce2" table:formula="of:=+[.L33]/[.D33]" office:value-type="percentage" office:value="0.142105263157895" calcext:value-type="percentage">
            <text:p>14%</text:p>
          </table:table-cell>
          <table:table-cell table:formula="of:=+[.K33]+[.L33]" office:value-type="float" office:value="380" calcext:value-type="float">
            <text:p>380</text:p>
          </table:table-cell>
          <table:table-cell table:style-name="ce2" table:formula="of:=+[.M33]/[.G33]" office:value-type="percentage" office:value="0.595238095238095" calcext:value-type="percentage">
            <text:p>60%</text:p>
          </table:table-cell>
          <table:table-cell table:style-name="ce2" table:formula="of:=+[.N33]/[.G33]" office:value-type="percentage" office:value="0.404761904761905" calcext:value-type="percentage">
            <text:p>40%</text:p>
          </table:table-cell>
          <table:table-cell table:formula="of:=+[.M33]+[.N33]" office:value-type="float" office:value="84" calcext:value-type="float">
            <text:p>84</text:p>
          </table:table-cell>
          <table:table-cell table:style-name="ce2" table:formula="of:=+[.G33]/SUM([.G$30:.G$37])" office:value-type="percentage" office:value="0.015181637448039" calcext:value-type="percentage">
            <text:p>2%</text:p>
          </table:table-cell>
          <table:table-cell table:style-name="ce2" table:formula="of:=+[.G33]/SUM([.G$30:.G$36])" office:value-type="percentage" office:value="0.241379310344828" calcext:value-type="percentage">
            <text:p>24%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and conference</text:p>
          </table:table-cell>
          <table:table-cell table:style-name="ce2" table:formula="of:=+[.K34]/[.D34]" office:value-type="percentage" office:value="0.896551724137931" calcext:value-type="percentage">
            <text:p>90%</text:p>
          </table:table-cell>
          <table:table-cell table:style-name="ce2" table:formula="of:=+[.L34]/[.D34]" office:value-type="percentage" office:value="0.103448275862069" calcext:value-type="percentage">
            <text:p>10%</text:p>
          </table:table-cell>
          <table:table-cell table:formula="of:=+[.K34]+[.L34]" office:value-type="float" office:value="29" calcext:value-type="float">
            <text:p>29</text:p>
          </table:table-cell>
          <table:table-cell table:style-name="ce2" table:formula="of:=+[.M34]/[.G34]" office:value-type="percentage" office:value="1" calcext:value-type="percentage">
            <text:p>100%</text:p>
          </table:table-cell>
          <table:table-cell table:style-name="ce2" table:formula="of:=+[.N34]/[.G34]" office:value-type="percentage" office:value="0" calcext:value-type="percentage">
            <text:p>0%</text:p>
          </table:table-cell>
          <table:table-cell table:formula="of:=+[.M34]+[.N34]" office:value-type="float" office:value="2" calcext:value-type="float">
            <text:p>2</text:p>
          </table:table-cell>
          <table:table-cell table:style-name="ce2" table:formula="of:=+[.G34]/SUM([.G$30:.G$37])" office:value-type="percentage" office:value="0.000361467558286644" calcext:value-type="percentage">
            <text:p>0%</text:p>
          </table:table-cell>
          <table:table-cell table:style-name="ce2" table:formula="of:=+[.G34]/SUM([.G$30:.G$36])" office:value-type="percentage" office:value="0.00574712643678161" calcext:value-type="percentage">
            <text:p>1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and conference</text:p>
          </table:table-cell>
          <table:table-cell table:style-name="ce2" table:formula="of:=+[.K35]/[.D35]" office:value-type="percentage" office:value="1" calcext:value-type="percentage">
            <text:p>100%</text:p>
          </table:table-cell>
          <table:table-cell table:style-name="ce2" table:formula="of:=+[.L35]/[.D35]" office:value-type="percentage" office:value="0" calcext:value-type="percentage">
            <text:p>0%</text:p>
          </table:table-cell>
          <table:table-cell table:formula="of:=+[.K35]+[.L35]" office:value-type="float" office:value="15" calcext:value-type="float">
            <text:p>15</text:p>
          </table:table-cell>
          <table:table-cell table:style-name="ce2" table:formula="of:=+[.M35]/[.G35]" office:value-type="percentage" office:value="0.80952380952381" calcext:value-type="percentage">
            <text:p>81%</text:p>
          </table:table-cell>
          <table:table-cell table:style-name="ce2" table:formula="of:=+[.N35]/[.G35]" office:value-type="percentage" office:value="0.19047619047619" calcext:value-type="percentage">
            <text:p>19%</text:p>
          </table:table-cell>
          <table:table-cell table:formula="of:=+[.M35]+[.N35]" office:value-type="float" office:value="21" calcext:value-type="float">
            <text:p>21</text:p>
          </table:table-cell>
          <table:table-cell table:style-name="ce2" table:formula="of:=+[.G35]/SUM([.G$30:.G$37])" office:value-type="percentage" office:value="0.00379540936200976" calcext:value-type="percentage">
            <text:p>0%</text:p>
          </table:table-cell>
          <table:table-cell table:style-name="ce2" table:formula="of:=+[.G35]/SUM([.G$30:.G$36])" office:value-type="percentage" office:value="0.0603448275862069" calcext:value-type="percentage">
            <text:p>6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, 2<text:span text:style-name="T1">nd</text:span>, and conference</text:p>
          </table:table-cell>
          <table:table-cell table:style-name="ce2" table:formula="of:=+[.K36]/[.D36]" office:value-type="percentage" office:value="0.945652173913043" calcext:value-type="percentage">
            <text:p>95%</text:p>
          </table:table-cell>
          <table:table-cell table:style-name="ce2" table:formula="of:=+[.L36]/[.D36]" office:value-type="percentage" office:value="0.0543478260869565" calcext:value-type="percentage">
            <text:p>5%</text:p>
          </table:table-cell>
          <table:table-cell table:formula="of:=+[.K36]+[.L36]" office:value-type="float" office:value="184" calcext:value-type="float">
            <text:p>184</text:p>
          </table:table-cell>
          <table:table-cell table:style-name="ce2" table:formula="of:=+[.M36]/[.G36]" office:value-type="percentage" office:value="0.90625" calcext:value-type="percentage">
            <text:p>91%</text:p>
          </table:table-cell>
          <table:table-cell table:style-name="ce2" table:formula="of:=+[.N36]/[.G36]" office:value-type="percentage" office:value="0.09375" calcext:value-type="percentage">
            <text:p>9%</text:p>
          </table:table-cell>
          <table:table-cell table:formula="of:=+[.M36]+[.N36]" office:value-type="float" office:value="32" calcext:value-type="float">
            <text:p>32</text:p>
          </table:table-cell>
          <table:table-cell table:style-name="ce2" table:formula="of:=+[.G36]/SUM([.G$30:.G$37])" office:value-type="percentage" office:value="0.0057834809325863" calcext:value-type="percentage">
            <text:p>1%</text:p>
          </table:table-cell>
          <table:table-cell table:style-name="ce2" table:formula="of:=+[.G36]/SUM([.G$30:.G$36])" office:value-type="percentage" office:value="0.0919540229885057" calcext:value-type="percentage">
            <text:p>9%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no urgency</text:p>
          </table:table-cell>
          <table:table-cell table:style-name="ce2" table:formula="of:=+[.K37]/[.D37]" office:value-type="percentage" office:value="0.671772428884026" calcext:value-type="percentage">
            <text:p>67%</text:p>
          </table:table-cell>
          <table:table-cell table:style-name="ce2" table:formula="of:=+[.L37]/[.D37]" office:value-type="percentage" office:value="0.328227571115974" calcext:value-type="percentage">
            <text:p>33%</text:p>
          </table:table-cell>
          <table:table-cell table:formula="of:=+[.K37]+[.L37]" office:value-type="float" office:value="457" calcext:value-type="float">
            <text:p>457</text:p>
          </table:table-cell>
          <table:table-cell table:style-name="ce2" table:formula="of:=+[.M37]/[.G37]" office:value-type="percentage" office:value="0.0459016393442623" calcext:value-type="percentage">
            <text:p>5%</text:p>
          </table:table-cell>
          <table:table-cell table:style-name="ce2" table:formula="of:=+[.N37]/[.G37]" office:value-type="percentage" office:value="0.954098360655738" calcext:value-type="percentage">
            <text:p>95%</text:p>
          </table:table-cell>
          <table:table-cell table:formula="of:=+[.M37]+[.N37]" office:value-type="float" office:value="5185" calcext:value-type="float">
            <text:p>5185</text:p>
          </table:table-cell>
          <table:table-cell table:style-name="ce2" table:formula="of:=+[.G37]/SUM([.G$30:.G$37])" office:value-type="percentage" office:value="0.937104644858124" calcext:value-type="percentage">
            <text:p>94%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150" calcext:value-type="float">
            <text:p>150</text:p>
          </table:table-cell>
          <table:table-cell office:value-type="float" office:value="238" calcext:value-type="float">
            <text:p>238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/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style-name="ce2" table:formula="of:=+[.E41]/SUM([.E$41:.E$49])" office:value-type="percentage" office:value="0.146657571623465" calcext:value-type="percentage">
            <text:p>15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style-name="ce2" table:formula="of:=+[.E42]/SUM([.E$41:.E$49])" office:value-type="percentage" office:value="0.16643929058663" calcext:value-type="percentage">
            <text:p>17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style-name="ce2" table:formula="of:=+[.E43]/SUM([.E$41:.E$49])" office:value-type="percentage" office:value="0.0989085948158254" calcext:value-type="percentage">
            <text:p>10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style-name="ce2" table:formula="of:=+[.E44]/SUM([.E$41:.E$49])" office:value-type="percentage" office:value="0.0784447476125512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2" table:formula="of:=+[.E45]/SUM([.E$41:.E$49])" office:value-type="percentage" office:value="0.0709413369713506" calcext:value-type="percentage">
            <text:p>7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" office:value-type="string" calcext:value-type="string">
            <text:p>6-10</text:p>
          </table:table-cell>
          <table:table-cell office:value-type="float" office:value="236" calcext:value-type="float">
            <text:p>236</text:p>
          </table:table-cell>
          <table:table-cell table:style-name="ce2" table:formula="of:=+[.E46]/SUM([.E$41:.E$49])" office:value-type="percentage" office:value="0.160982264665757" calcext:value-type="percentage">
            <text:p>16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11-20</text:p>
          </table:table-cell>
          <table:table-cell office:value-type="float" office:value="185" calcext:value-type="float">
            <text:p>185</text:p>
          </table:table-cell>
          <table:table-cell table:style-name="ce2" table:formula="of:=+[.E47]/SUM([.E$41:.E$49])" office:value-type="percentage" office:value="0.126193724420191" calcext:value-type="percentage">
            <text:p>1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21-40</text:p>
          </table:table-cell>
          <table:table-cell office:value-type="float" office:value="99" calcext:value-type="float">
            <text:p>99</text:p>
          </table:table-cell>
          <table:table-cell table:style-name="ce2" table:formula="of:=+[.E48]/SUM([.E$41:.E$49])" office:value-type="percentage" office:value="0.0675306957708049" calcext:value-type="percentage">
            <text:p>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41-71</text:p>
          </table:table-cell>
          <table:table-cell office:value-type="float" office:value="123" calcext:value-type="float">
            <text:p>123</text:p>
          </table:table-cell>
          <table:table-cell table:style-name="ce2" table:formula="of:=+[.E49]/SUM([.E$41:.E$49])" office:value-type="percentage" office:value="0.0839017735334243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otal</text:p>
          </table:table-cell>
          <table:table-cell table:formula="of:=SUM([.E41:.E49])"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ercent Concertación sponsors of MC-initiated bill with at least one urgenc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gency raised by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-25%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(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certación presidents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3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 president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2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1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0:54:10.577641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3:24:21.199429071</meta:creation-date>
    <dc:date>2015-01-22T11:21:11.724947653</dc:date>
    <meta:editing-duration>P1DT21H41M1S</meta:editing-duration>
    <meta:editing-cycles>14</meta:editing-cycles>
    <meta:generator>LibreOffice/4.2.7.2$Linux_X86_64 LibreOffice_project/420m0$Build-2</meta:generator>
    <meta:document-statistic meta:table-count="1" meta:cell-count="456" meta:object-count="0"/>
  </office:meta>
</office:document-meta>
</file>